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78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5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89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4" style:family="table-cell" style:parent-style-name="Comma" style:data-style-name="N166">
      <style:table-cell-properties fo:border-bottom="none" fo:background-color="#ffffff" fo:border-left="0.06pt solid #000000" fo:border-right="0.06pt solid #000000" fo:border-top="none" style:vertical-align="automatic"/>
    </style:style>
    <style:style style:name="ce95" style:family="table-cell" style:parent-style-name="Comma" style:data-style-name="N166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6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7" style:family="table-cell" style:parent-style-name="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8" style:family="table-cell" style:parent-style-name="Default" style:data-style-name="N166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66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6501" calcext:value-type="float" table:number-columns-spanned="2" table:number-rows-spanned="1">
            <text:p>65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Jubilación y Desahucio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85"/>
          <table:table-cell table:style-name="ce97"/>
          <table:table-cell table:style-name="ce85"/>
          <table:table-cell table:style-name="ce119"/>
          <table:table-cell table:style-name="ce22"/>
          <table:table-cell table:style-name="ce19"/>
          <table:table-cell table:style-name="ce146"/>
          <table:table-cell table:style-name="ce15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2050101001" calcext:value-type="string">
            <text:p><text:s/>202050101001 </text:p>
          </table:table-cell>
          <table:table-cell table:style-name="ce31" office:value-type="string" office:string-value="JUBILACION PATRONAL" calcext:value-type="string">
            <text:p><text:s/>JUBILACION PATRONAL </text:p>
          </table:table-cell>
          <table:table-cell table:style-name="ce26"/>
          <table:table-cell table:style-name="ce86" office:value-type="float" office:value="382417" calcext:value-type="float">
            <text:p>382,417</text:p>
          </table:table-cell>
          <table:table-cell table:style-name="ce98"/>
          <table:table-cell table:style-name="ce88"/>
          <table:table-cell table:style-name="ce120" table:formula="of:=[.D10]+[.E10]-[.F10]" office:value-type="float" office:value="382417" calcext:value-type="float">
            <text:p>382,417</text:p>
          </table:table-cell>
          <table:table-cell table:style-name="ce10" office:value-type="string" office:string-value="202050101001" calcext:value-type="string">
            <text:p><text:s/>202050101001 </text:p>
          </table:table-cell>
          <table:table-cell table:style-name="ce31" office:value-type="string" office:string-value="JUBILACION PATRONAL" calcext:value-type="string">
            <text:p><text:s/>JUBILACION PATRONAL </text:p>
          </table:table-cell>
          <table:table-cell table:style-name="ce147" office:value-type="float" office:value="335648.34" calcext:value-type="float">
            <text:p>335,648</text:p>
          </table:table-cell>
          <table:table-cell table:style-name="ce151" table:formula="of:=+[.G10]-[.J10]" office:value-type="float" office:value="46768.66" calcext:value-type="float">
            <text:p>46,76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2050101002" calcext:value-type="string">
            <text:p><text:s/>202050101002 </text:p>
          </table:table-cell>
          <table:table-cell table:style-name="ce31" office:value-type="string" office:string-value="DESAHUCIO" calcext:value-type="string">
            <text:p><text:s/>DESAHUCIO </text:p>
          </table:table-cell>
          <table:table-cell table:style-name="ce34"/>
          <table:table-cell table:style-name="ce88" office:value-type="float" office:value="112338" calcext:value-type="float">
            <text:p>112,338</text:p>
          </table:table-cell>
          <table:table-cell table:style-name="ce98"/>
          <table:table-cell table:style-name="ce88"/>
          <table:table-cell table:style-name="ce120" table:formula="of:=[.D11]+[.E11]-[.F11]" office:value-type="float" office:value="112338" calcext:value-type="float">
            <text:p>112,338</text:p>
          </table:table-cell>
          <table:table-cell table:style-name="ce10" office:value-type="string" office:string-value="202050101002" calcext:value-type="string">
            <text:p><text:s/>202050101002 </text:p>
          </table:table-cell>
          <table:table-cell table:style-name="ce31" office:value-type="string" office:string-value="DESAHUCIO" calcext:value-type="string">
            <text:p><text:s/>DESAHUCIO </text:p>
          </table:table-cell>
          <table:table-cell table:style-name="ce88" office:value-type="float" office:value="109892" calcext:value-type="float">
            <text:p>109,892</text:p>
          </table:table-cell>
          <table:table-cell table:style-name="ce151" table:formula="of:=+[.G11]-[.J11]" office:value-type="float" office:value="2446" calcext:value-type="float">
            <text:p>2,44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88"/>
          <table:table-cell table:style-name="ce98"/>
          <table:table-cell table:style-name="ce88"/>
          <table:table-cell table:style-name="ce120" table:formula="of:=[.D12]+[.E12]-[.F12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88"/>
          <table:table-cell table:style-name="ce151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88"/>
          <table:table-cell table:style-name="ce98"/>
          <table:table-cell table:style-name="ce88"/>
          <table:table-cell table:style-name="ce120" table:formula="of:=[.D13]+[.E13]-[.F13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88"/>
          <table:table-cell table:style-name="ce151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89" table:number-columns-repeated="3"/>
          <table:table-cell table:style-name="ce125"/>
          <table:table-cell table:style-name="ce39"/>
          <table:table-cell table:style-name="ce40"/>
          <table:table-cell table:style-name="ce148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0" table:formula="of:=SUM([.D9:.D14])" office:value-type="float" office:value="494755" calcext:value-type="float">
            <text:p>494,755</text:p>
          </table:table-cell>
          <table:table-cell table:style-name="ce90" table:formula="of:=SUM([.E9:.E14])" office:value-type="float" office:value="0" calcext:value-type="float">
            <text:p>0</text:p>
          </table:table-cell>
          <table:table-cell table:style-name="ce90" table:formula="of:=SUM([.F9:.F14])" office:value-type="float" office:value="0" calcext:value-type="float">
            <text:p>0</text:p>
          </table:table-cell>
          <table:table-cell table:style-name="ce90" table:formula="of:=SUM([.G9:.G14])" office:value-type="float" office:value="494755" calcext:value-type="float">
            <text:p>494,755</text:p>
          </table:table-cell>
          <table:table-cell table:style-name="ce41" table:number-columns-repeated="2"/>
          <table:table-cell table:style-name="ce90" table:formula="of:=SUM([.J9:.J14])" office:value-type="float" office:value="445540.34" calcext:value-type="float">
            <text:p>445,540</text:p>
          </table:table-cell>
          <table:table-cell table:style-name="ce153" table:formula="of:=SUM([.K9:.K14])" office:value-type="float" office:value="49214.66" calcext:value-type="float">
            <text:p>49,215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93"/>
          <table:table-cell table:style-name="ce110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Jubilación Patronal </text:p>
          </table:table-cell>
          <table:table-cell table:style-name="ce57"/>
          <table:table-cell table:style-name="ce94" table:formula="of:=[.G10]" office:value-type="float" office:value="382417" calcext:value-type="float">
            <text:p>382,417</text:p>
          </table:table-cell>
          <table:table-cell table:style-name="ce94" table:formula="of:=[.J10]" office:value-type="float" office:value="335648.34" calcext:value-type="float">
            <text:p>335,648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Bonificación por desahucio </text:p>
          </table:table-cell>
          <table:table-cell table:style-name="ce57"/>
          <table:table-cell table:style-name="ce94" table:formula="of:=[.G11]" office:value-type="float" office:value="112338" calcext:value-type="float">
            <text:p>112,338</text:p>
          </table:table-cell>
          <table:table-cell table:style-name="ce94" table:formula="of:=[.J11]" office:value-type="float" office:value="109892" calcext:value-type="float">
            <text:p>109,89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95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90" table:formula="of:=+SUM([.D20:.D22])" office:value-type="float" office:value="494755" calcext:value-type="float">
            <text:p>494,755</text:p>
          </table:table-cell>
          <table:table-cell table:style-name="ce90" table:formula="of:=+SUM([.E20:.E22])" office:value-type="float" office:value="445540.34" calcext:value-type="float">
            <text:p>445,54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78" office:value-type="string" calcext:value-type="string">
            <text:p>Estados financieros revisados a fecha de corte del 30 de septiembre del 2021</text:p>
          </table:table-cell>
          <table:table-cell table:style-name="ce24" table:number-columns-repeated="8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78" office:value-type="string" calcext:value-type="string">
            <text:p>Revisión de los movimientos a fecha de corte del 31 de diciembre del 2021</text:p>
          </table:table-cell>
          <table:table-cell table:style-name="ce24" table:number-columns-repeated="8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21:46.9696726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3:24:01.142366746</dc:date>
    <meta:editing-cycles>12</meta:editing-cycles>
    <meta:editing-duration>PT1H36M21S</meta:editing-duration>
    <meta:document-statistic meta:table-count="1" meta:cell-count="82" meta:object-count="0"/>
  </office:meta>
</office:document-meta>
</file>